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7.9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13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7.19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8.197cm"/>
    </style:style>
    <style:style style:name="co14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7.107cm"/>
    </style:style>
    <style:style style:name="co16" style:family="table-column">
      <style:table-column-properties fo:break-before="auto" style:column-width="8.714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9.285cm"/>
    </style:style>
    <style:style style:name="co19" style:family="table-column">
      <style:table-column-properties fo:break-before="auto" style:column-width="5.272cm"/>
    </style:style>
    <style:style style:name="co20" style:family="table-column">
      <style:table-column-properties fo:break-before="auto" style:column-width="5.731cm"/>
    </style:style>
    <style:style style:name="co21" style:family="table-column">
      <style:table-column-properties fo:break-before="auto" style:column-width="4.9cm"/>
    </style:style>
    <style:style style:name="co22" style:family="table-column">
      <style:table-column-properties fo:break-before="auto" style:column-width="1.773cm"/>
    </style:style>
    <style:style style:name="co23" style:family="table-column">
      <style:table-column-properties fo:break-before="auto" style:column-width="4.126cm"/>
    </style:style>
    <style:style style:name="co24" style:family="table-column">
      <style:table-column-properties fo:break-before="auto" style:column-width="5.988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3.794cm"/>
    </style:style>
    <style:style style:name="co27" style:family="table-column">
      <style:table-column-properties fo:break-before="auto" style:column-width="3.838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3.085cm"/>
    </style:style>
    <style:style style:name="co30" style:family="table-column">
      <style:table-column-properties fo:break-before="auto" style:column-width="8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74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55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9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8" style:family="table-cell" style:parent-style-name="Accent_20_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fo:wrap-option="wrap" style:vertical-align="middle"/>
    </style:style>
    <style:style style:name="ce8" style:family="table-cell" style:parent-style-name="Default">
      <style:table-cell-properties fo:background-color="#dee6ef" style:vertical-align="middle"/>
    </style:style>
    <style:style style:name="ce22" style:family="table-cell" style:parent-style-name="Accent_20_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*&quot;" style:apply-style-name="Sem_20_título3" style:base-cell-address="'FUNCIONALITIES BACKLOG'.G1"/>
    </style:style>
    <style:style style:name="ce10" style:family="table-cell" style:parent-style-name="Default">
      <style:table-cell-properties style:vertical-align="middle"/>
      <style:map style:condition="cell-content()=&quot;!&quot;" style:apply-style-name="Sem_20_título1" style:base-cell-address="'FUNCIONALITIES BACKLOG'.G2"/>
      <style:map style:condition="cell-content()=0" style:apply-style-name="Accent" style:base-cell-address="'FUNCIONALITIES BACKLOG'.G2"/>
    </style:style>
    <style:style style:name="ce11" style:family="table-cell" style:parent-style-name="Default">
      <style:table-cell-properties style:vertical-align="middle"/>
      <style:map style:condition="cell-content()=&quot;*&quot;" style:apply-style-name="Sem_20_título3" style:base-cell-address="'FUNCIONALITIES BACKLOG'.G1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Accent_20_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Accent_20_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GUARDANDO&quot;" style:apply-style-name="Sem_20_título4" style:base-cell-address="'FUNCIONALITIES BACKLOG'.J1"/>
      <style:map style:condition="cell-content()=&quot;WIP&quot;" style:apply-style-name="Sem_20_título7" style:base-cell-address="'FUNCIONALITIES BACKLOG'.J1"/>
      <style:map style:condition="cell-content()=&quot;CONCLUÍDO&quot;" style:apply-style-name="Sem_20_título6" style:base-cell-address="'FUNCIONALITIES BACKLOG'.J1"/>
    </style:style>
    <style:style style:name="ce31" style:family="table-cell" style:parent-style-name="Default">
      <style:table-cell-properties fo:wrap-option="wrap" style:vertical-align="middle"/>
      <style:map style:condition="cell-content()=&quot;AGUARDANDO&quot;" style:apply-style-name="Sem_20_título4" style:base-cell-address="'FUNCIONALITIES BACKLOG'.J1"/>
      <style:map style:condition="cell-content()=&quot;WIP&quot;" style:apply-style-name="Sem_20_título7" style:base-cell-address="'FUNCIONALITIES BACKLOG'.J1"/>
      <style:map style:condition="cell-content()=&quot;CONCLUÍDO&quot;" style:apply-style-name="Sem_20_título6" style:base-cell-address="'FUNCIONALITIES BACKLOG'.J1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d7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10d0c"/>
    </style:style>
    <style:style style:name="ce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706e0c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wrap-option="wrap" fo:border-left="none" fo:border-right="0.06pt solid #000000" fo:border-top="0.06pt solid #000000" style:vertical-align="middle"/>
    </style:style>
    <style:style style:name="ce62" style:family="table-cell" style:parent-style-name="Default">
      <style:table-cell-properties fo:background-color="#dde8cb" style:vertical-align="middle"/>
    </style:style>
    <style:style style:name="ce63" style:family="table-cell" style:parent-style-name="Default">
      <style:table-cell-properties fo:background-color="#ffd7d7" style:vertical-align="middle"/>
    </style:style>
    <style:style style:name="ce79" style:family="table-cell" style:parent-style-name="Default">
      <style:table-cell-properties fo:background-color="#ffd7d7" style:vertical-align="middle"/>
      <style:text-properties style:use-window-font-color="true"/>
    </style:style>
    <style:style style:name="ce85" style:family="table-cell" style:parent-style-name="Default">
      <style:table-cell-properties fo:background-color="#ffd7d7" style:vertical-align="middle"/>
      <style:text-properties fo:color="#000000"/>
    </style:style>
    <style:style style:name="ce91" style:family="table-cell" style:parent-style-name="Default">
      <style:table-cell-properties fo:background-color="#dde8cb" style:vertical-align="middle"/>
      <style:text-properties fo:color="#000000"/>
    </style:style>
    <style:style style:name="ce59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</style:style>
    <style:style style:name="ce74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cm"/>
    </style:style>
    <style:style style:name="ce108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109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86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83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ff4000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119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92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37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37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37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25" style:family="table-cell" style:parent-style-name="Default" style:data-style-name="N37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26" style:family="table-cell" style:parent-style-name="Default" style:data-style-name="N37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37" style:family="table-cell" style:parent-style-name="Default" style:data-style-name="N37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 style:data-style-name="N37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/>
    </style:style>
    <style:style style:name="ce129" style:family="table-cell" style:parent-style-name="Default" style:data-style-name="N37">
      <style:table-cell-properties fo:background-color="#dde8cb" style:text-align-source="fix" style:repeat-content="false" style:vertical-align="middl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45" style:family="table-cell" style:parent-style-name="Accent_20_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d7d7"/>
    </style:style>
    <style:style style:name="ce132" style:family="table-cell" style:parent-style-name="Default" style:data-style-name="N37">
      <style:table-cell-properties fo:border-bottom="0.06pt solid #000000" fo:background-color="#ffd7d7" fo:border-left="none" fo:border-right="none" fo:border-top="none"/>
    </style:style>
    <style:style style:name="ce133" style:family="table-cell" style:parent-style-name="Default" style:data-style-name="N37">
      <style:table-cell-properties fo:background-color="#cccccc" fo:border="none"/>
    </style:style>
    <style:style style:name="ce134" style:family="table-cell" style:parent-style-name="Default" style:data-style-name="N37">
      <style:table-cell-properties fo:background-color="#dde8cb" fo:border="none"/>
    </style:style>
    <style:style style:name="ce115" style:family="table-cell" style:parent-style-name="Default" style:data-style-name="N37">
      <style:text-properties fo:color="#ff4000" fo:font-weight="bold" style:font-weight-asian="bold" style:font-weight-complex="bold"/>
    </style:style>
    <style:style style:name="ce117" style:family="table-cell" style:parent-style-name="Default" style:data-style-name="N37">
      <style:table-cell-properties fo:border-bottom="0.06pt solid #000000" fo:border-left="none" fo:border-right="none" fo:border-top="none"/>
      <style:text-properties fo:color="#ff4000" fo:font-weight="bold" style:font-weight-asian="bold" style:font-weight-complex="bold"/>
    </style:style>
    <style:style style:name="ce72" style:family="table-cell" style:parent-style-name="Default" style:data-style-name="N37"/>
    <style:style style:name="ce48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39" style:family="table-cell" style:parent-style-name="Default">
      <style:table-cell-properties fo:background-color="#ffd7d7"/>
    </style:style>
    <style:style style:name="ce140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141" style:family="table-cell" style:parent-style-name="Default">
      <style:table-cell-properties fo:background-color="#cccccc" fo:border="none"/>
    </style:style>
    <style:style style:name="ce142" style:family="table-cell" style:parent-style-name="Default">
      <style:table-cell-properties fo:background-color="#dde8cb" fo:border="none"/>
    </style:style>
    <style:style style:name="ce135" style:family="table-cell" style:parent-style-name="Default">
      <style:text-properties fo:color="#ff4000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order-left="none" fo:border-right="none" fo:border-top="none"/>
      <style:text-properties fo:color="#ff4000"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144" style:family="table-cell" style:parent-style-name="Default">
      <style:table-cell-properties fo:border-bottom="none" fo:background-color="#ffd7d7" fo:border-left="none" fo:border-right="0.06pt solid #000000" fo:border-top="none"/>
    </style:style>
    <style:style style:name="ce145" style:family="table-cell" style:parent-style-name="Default">
      <style:table-cell-properties fo:border-bottom="0.06pt solid #000000" fo:background-color="#ffd7d7" fo:border-left="none" fo:border-right="0.06pt solid #000000" fo:border-top="none"/>
    </style:style>
    <style:style style:name="ce146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47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169" style:family="table-cell" style:parent-style-name="Default">
      <style:table-cell-properties fo:border-bottom="none" fo:border-left="none" fo:border-right="0.06pt solid #000000" fo:border-top="none"/>
      <style:text-properties fo:color="#ff4000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none" fo:border-right="0.06pt solid #000000" fo:border-top="none"/>
      <style:text-properties fo:color="#ff4000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ackground-color="#dddddd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333333" fo:font-weight="bold" style:font-weight-asian="bold" style:font-weight-complex="bold"/>
    </style:style>
    <style:style style:name="ce15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66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167" style:family="table-cell" style:parent-style-name="Default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color="#ff0000"/>
    </style:style>
    <style:style style:name="ce21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color="#ff0000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1" style:family="table-cell" style:parent-style-name="Default" style:data-style-name="N37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72" style:family="table-cell" style:parent-style-name="Default" style:data-style-name="N37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173" style:family="table-cell" style:parent-style-name="Default" style:data-style-name="N37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4" style:family="table-cell" style:parent-style-name="Default" style:data-style-name="N37">
      <style:table-cell-properties fo:background-color="#dde8cb" style:text-align-source="fix" style:repeat-content="false" style:vertical-align="middle"/>
      <style:paragraph-properties fo:text-align="center" fo:margin-left="0cm"/>
      <style:text-properties fo:color="#ff0000"/>
    </style:style>
    <style:style style:name="ce217" style:family="table-cell" style:parent-style-name="Default" style:data-style-name="N37">
      <style:table-cell-properties fo:background-color="#ffffd7" style:text-align-source="fix" style:repeat-content="false" style:vertical-align="middle"/>
      <style:paragraph-properties fo:text-align="center" fo:margin-left="0cm"/>
      <style:text-properties fo:color="#ff0000"/>
    </style:style>
    <style:style style:name="ce176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7" style:family="table-cell" style:parent-style-name="Default" style:data-style-name="N41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 style:data-style-name="N41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79" style:family="table-cell" style:parent-style-name="Default" style:data-style-name="N41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180" style:family="table-cell" style:parent-style-name="Default" style:data-style-name="N41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182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</style:style>
    <style:style style:name="ce183" style:family="table-cell" style:parent-style-name="Default">
      <style:table-cell-properties fo:border-bottom="2.01pt solid #ff0000" fo:background-color="#dde8cb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184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  <style:text-properties fo:color="#ff0000"/>
    </style:style>
    <style:style style:name="ce227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start" fo:margin-left="0cm"/>
      <style:text-properties fo:color="#ff0000"/>
    </style:style>
    <style:style style:name="ce1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87" style:family="table-cell" style:parent-style-name="Default">
      <style:table-cell-properties fo:border-bottom="none" fo:background-color="#dde8cb" fo:border-left="none" fo:border-right="none" fo:border-top="2.01pt solid #ff0000" style:vertical-align="middle"/>
      <style:text-properties fo:color="#ff0000"/>
    </style:style>
    <style:style style:name="ce230" style:family="table-cell" style:parent-style-name="Default">
      <style:table-cell-properties fo:background-color="#ffffd7" style:vertical-align="middle"/>
      <style:text-properties fo:color="#ff0000"/>
    </style:style>
    <style:style style:name="ce189" style:family="table-cell" style:parent-style-name="Default">
      <style:table-cell-properties fo:background-color="transparent" style:vertical-align="middle"/>
    </style:style>
    <style:style style:name="ce19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00" fo:font-weight="bold" style:font-weight-asian="bold" style:font-weight-complex="bold"/>
    </style:style>
    <style:style style:name="ce233" style:family="table-cell" style:parent-style-name="Default">
      <style:text-properties fo:color="#ff0000"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#dde8cb"/>
    </style:style>
    <style:style style:name="ce193" style:family="table-cell" style:parent-style-name="Default">
      <style:table-cell-properties fo:background-color="#3faf46"/>
    </style:style>
    <style:style style:name="ce194" style:family="table-cell" style:parent-style-name="Default">
      <style:table-cell-properties fo:background-color="#ffffd7"/>
    </style:style>
    <style:style style:name="ce195" style:family="table-cell" style:parent-style-name="Default">
      <style:table-cell-properties fo:background-color="#ffd7d7"/>
      <style:text-properties fo:color="#ff0000"/>
    </style:style>
    <style:style style:name="ce196" style:family="table-cell" style:parent-style-name="Default">
      <style:table-cell-properties fo:background-color="#dde8cb"/>
      <style:text-properties fo:color="#ff0000"/>
    </style:style>
    <style:style style:name="gr1" style:family="graphic">
      <style:graphic-properties draw:stroke="none" draw:marker-start="" draw:fill="none" draw:textarea-horizontal-align="center" draw:textarea-vertical-align="middle" draw:ole-draw-aspect="1"/>
    </style:style>
    <style:style style:name="gr2" style:family="graphic">
      <style:graphic-properties draw:stroke="dash" draw:stroke-dash="Dot"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452cm"/>
      <style:paragraph-properties style:writing-mode="lr-tb"/>
    </style:style>
    <style:style style:name="gr4" style:family="graphic">
      <style:graphic-properties svg:stroke-color="#ff0000" draw:fill="hatch" draw:fill-hatch-name="Black_20_45_20_Degrees" draw:opacity="25%" draw:textarea-horizontal-align="justify" draw:textarea-vertical-align="middle" draw:auto-grow-height="false" fo:min-height="2.202cm" fo:min-width="18.957cm"/>
    </style:style>
    <style:style style:name="gr5" style:family="graphic">
      <style:graphic-properties svg:stroke-color="#ff0000" draw:fill="hatch" draw:fill-hatch-name="Black_20_45_20_Degrees" draw:opacity="38%" draw:textarea-horizontal-align="justify" draw:textarea-vertical-align="middle" draw:auto-grow-height="false" fo:min-height="0.366cm" fo:min-width="21.329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0000" fo:font-family="Ubuntu" style:font-pitch="variable" fo:font-size="10pt" style:font-size-asian="10pt" style:font-size-complex="10pt"/>
    </style:style>
    <style:style style:name="P4" style:family="paragraph">
      <loext:graphic-properties draw:fill="hatch" draw:fill-hatch-name="Black_20_45_20_Degrees" draw:opacity="25%"/>
      <style:paragraph-properties fo:text-align="center"/>
    </style:style>
    <style:style style:name="P5" style:family="paragraph">
      <loext:graphic-properties draw:fill="hatch" draw:fill-hatch-name="Black_20_45_20_Degrees" draw:opacity="38%"/>
      <style:paragraph-properties fo:text-align="center"/>
    </style:style>
    <style:style style:name="T1" style:family="text">
      <style:text-properties fo:color="#ff0000" fo:font-family="Ubuntu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CLUÍDO&quot;;&quot;WIP&quot;;&quot;AGUARDANDO&quot;)" table:allow-empty-cell="true" table:display-list="unsorted" table:base-cell-address="'TASKS BACKLOG'.J1">
          <table:error-message table:message-type="stop" table:display="true"/>
        </table:content-validation>
        <table:content-validation table:name="val2" table:condition="of:cell-content-is-in-list([$'FUNCIONALITIES BACKLOG'.$A$2:$'FUNCIONALITIES BACKLOG'.$A$50])" table:allow-empty-cell="true" table:display-list="unsorted" table:base-cell-address="'TASKS CFD'.B1">
          <table:help-message table:title="Seleção do item de Backlog do projeto" table:display="true"/>
          <table:error-message table:message-type="stop" table:display="true"/>
        </table:content-validation>
      </table:content-validations>
      <table:table table:name="FUNCIONALIDAD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5"/>
        <table:table-row table:style-name="ro1">
          <table:table-cell table:style-name="ce164" office:value-type="string" calcext:value-type="string">
            <text:p>FUNCIONALIDADE</text:p>
          </table:table-cell>
          <table:table-cell table:style-name="ce164" office:value-type="string" calcext:value-type="string">
            <text:p>DEFINIÇÃO DE PRONTO</text:p>
          </table:table-cell>
        </table:table-row>
        <table:table-row table:style-name="ro2">
          <table:table-cell office:value-type="string" calcext:value-type="string">
            <text:p>Tela de coleção de vídeos</text:p>
          </table:table-cell>
          <table:table-cell office:value-type="string" calcext:value-type="string">
            <text:p>- Acesso à tela de coleção de vídeos desbloqueados</text:p>
            <text:p>- Liberação dos vídeos de acordo com o avançar das fases</text:p>
            <text:p>- Armazenamento dos links para streaming de vídeos por fase (storage ou JSON on-line)</text:p>
            <text:p>- Tela de player com função de fullscreen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UNCIONALITIES BACKLOG" table:style-name="ta1">
        <office:forms form:automatic-focus="false" form:apply-design-mode="false"/>
        <table:table-column table:style-name="co4" table:default-cell-style-name="ce17"/>
        <table:table-column table:style-name="co5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17"/>
        <table:table-column table:style-name="co9" table:default-cell-style-name="ce7"/>
        <table:table-column table:style-name="co10" table:default-cell-style-name="ce11"/>
        <table:table-column table:style-name="co3" table:default-cell-style-name="ce17"/>
        <table:table-column table:style-name="co11" table:default-cell-style-name="ce5"/>
        <table:table-column table:style-name="co12" table:default-cell-style-name="ce31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table:style-name="ce9" office:value-type="string" calcext:value-type="string">
            <text:p>FUNCIONALIDADES</text:p>
          </table:table-cell>
          <table:table-cell table:style-name="ce18" office:value-type="string" calcext:value-type="string">
            <text:p>ENTREGÁVEL</text:p>
          </table:table-cell>
          <table:table-cell table:style-name="ce18" office:value-type="string" calcext:value-type="string">
            <text:p>DESCRIÇÃO</text:p>
          </table:table-cell>
          <table:table-cell table:style-name="ce18" office:value-type="string" calcext:value-type="string">
            <text:p>TIPO</text:p>
          </table:table-cell>
          <table:table-cell table:style-name="ce18" office:value-type="string" calcext:value-type="string">
            <text:p>PRIORIZAÇÃO</text:p>
          </table:table-cell>
          <table:table-cell table:style-name="ce18" office:value-type="string" calcext:value-type="string">
            <text:p>EXECUTOR</text:p>
          </table:table-cell>
          <table:table-cell table:style-name="ce22" office:value-type="string" calcext:value-type="string">
            <text:p>CRITICIDADE</text:p>
          </table:table-cell>
          <table:table-cell table:style-name="ce18" office:value-type="string" calcext:value-type="string">
            <text:p>DATA</text:p>
          </table:table-cell>
          <table:table-cell table:style-name="ce28" office:value-type="string" calcext:value-type="string">
            <text:p>OBSERVAÇÃO</text:p>
          </table:table-cell>
          <table:table-cell table:style-name="ce29" office:value-type="string" calcext:value-type="string">
            <text:p>STATU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_1</text:p>
          </table:table-cell>
          <table:table-cell office:value-type="string" calcext:value-type="string">
            <text:p>Streaming de video</text:p>
          </table:table-cell>
          <table:table-cell office:value-type="string" calcext:value-type="string">
            <text:p>Incluir vídeos como streaming ao invés de serem arquivos do projeto</text:p>
          </table:table-cell>
          <table:table-cell office:value-type="string" calcext:value-type="string">
            <text:p>Funcionalid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item Con_13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_2</text:p>
          </table:table-cell>
          <table:table-cell office:value-type="string" calcext:value-type="string">
            <text:p>Tela de seleção de fase</text:p>
          </table:table-cell>
          <table:table-cell office:value-type="string" calcext:value-type="string">
            <text:p>Ajustar a tela de seleção de fase para modelo de map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item Con_12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3</text:p>
          </table:table-cell>
          <table:table-cell office:value-type="string" calcext:value-type="string">
            <text:p>Tela de Configuração</text:p>
          </table:table-cell>
          <table:table-cell office:value-type="string" calcext:value-type="string">
            <text:p>Criar a tela de configuração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t_4</text:p>
          </table:table-cell>
          <table:table-cell office:value-type="string" calcext:value-type="string">
            <text:p>Tela de Seleção de Vídeos</text:p>
          </table:table-cell>
          <table:table-cell office:value-type="string" calcext:value-type="string">
            <text:p>Criar tela de seleção de video para assistir</text:p>
          </table:table-cell>
          <table:table-cell office:value-type="string" calcext:value-type="string">
            <text:p>Interfa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_5</text:p>
          </table:table-cell>
          <table:table-cell office:value-type="string" calcext:value-type="string">
            <text:p>Seleção de vídeos para assistir</text:p>
          </table:table-cell>
          <table:table-cell office:value-type="string" calcext:value-type="string">
            <text:p>Configurar vídeos liberados segundo fases completadas na tela de seleção de videos</text:p>
          </table:table-cell>
          <table:table-cell office:value-type="string" calcext:value-type="string">
            <text:p>Funcionalid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<text:s/>dos itens Con_12 e Con_13 e Int_4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_6</text:p>
          </table:table-cell>
          <table:table-cell office:value-type="string" calcext:value-type="string">
            <text:p>Player de vídeo</text:p>
          </table:table-cell>
          <table:table-cell office:value-type="string" calcext:value-type="string">
            <text:p>Criar o Player de vídeos</text:p>
          </table:table-cell>
          <table:table-cell office:value-type="string" calcext:value-type="string">
            <text:p>Inte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<text:s/>item Fun_1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_7</text:p>
          </table:table-cell>
          <table:table-cell office:value-type="string" calcext:value-type="string">
            <text:p>Informações sobre o jogo e desenvolvedores</text:p>
          </table:table-cell>
          <table:table-cell office:value-type="string" calcext:value-type="string">
            <text:p>Criar página Abou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as_8</text:p>
          </table:table-cell>
          <table:table-cell table:style-name="ce6" office:value-type="string" calcext:value-type="string">
            <text:p>Fase 2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o término de atividades globais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as_9</text:p>
          </table:table-cell>
          <table:table-cell table:style-name="ce6" office:value-type="string" calcext:value-type="string">
            <text:p>Fase 3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8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as_10</text:p>
          </table:table-cell>
          <table:table-cell table:style-name="ce6" office:value-type="string" calcext:value-type="string">
            <text:p>Fase 4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9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as_11</text:p>
          </table:table-cell>
          <table:table-cell table:style-name="ce6" office:value-type="string" calcext:value-type="string">
            <text:p>Fase 5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10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_12</text:p>
          </table:table-cell>
          <table:table-cell office:value-type="string" calcext:value-type="string">
            <text:p>Arquivo de salvamento de configuração e nível atual</text:p>
          </table:table-cell>
          <table:table-cell office:value-type="string" calcext:value-type="string">
            <text:p>Criação e leitura de arquivo de salvamento do estado de jogo</text:p>
          </table:table-cell>
          <table:table-cell office:value-type="string" calcext:value-type="string">
            <text:p>Configu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!</text:p>
          </table:table-cell>
          <table:table-cell table:style-name="ce12" office:value-type="date" office:date-value="2021-10-24" calcext:value-type="date">
            <text:p>24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on_13</text:p>
          </table:table-cell>
          <table:table-cell office:value-type="string" calcext:value-type="string">
            <text:p>Dicionário de fases e endereço do vídeo</text:p>
          </table:table-cell>
          <table:table-cell office:value-type="string" calcext:value-type="string">
            <text:p>Criação de arquivo de configuração contendo o endereço do vídeo a ser liberado para cada nível concluído</text:p>
          </table:table-cell>
          <table:table-cell office:value-type="string" calcext:value-type="string">
            <text:p>Configuraç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!</text:p>
          </table:table-cell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_13</text:p>
          </table:table-cell>
          <table:table-cell office:value-type="string" calcext:value-type="string">
            <text:p>Botões de Navegação no <text:s/>fim de Fases</text:p>
          </table:table-cell>
          <table:table-cell office:value-type="string" calcext:value-type="string">
            <text:p>Incluir os botões: HOME, <text:s/>PROXIMA FASE e REPETIR FASE na tela fi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_14</text:p>
          </table:table-cell>
          <table:table-cell office:value-type="string" calcext:value-type="string">
            <text:p>Tela de Carregamento</text:p>
          </table:table-cell>
          <table:table-cell office:value-type="string" calcext:value-type="string">
            <text:p>Criar a tela de carregamento do jogo com a logo da TechCarta ou <text:s/>B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8" calcext:value-type="date">
            <text:p>18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style-name="ce32" office:value-type="string" calcext:value-type="string">
            <text:p>Legenda</text:p>
          </table:table-cell>
          <table:table-cell table:style-name="ce36"/>
          <table:table-cell table:style-name="ce3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3" office:value-type="string" calcext:value-type="string">
            <text:p>!</text:p>
          </table:table-cell>
          <table:table-cell table:style-name="ce49" office:value-type="string" calcext:value-type="string" table:number-columns-spanned="2" table:number-rows-spanned="1">
            <text:p>Item crítico: Serve de base para execução de outros itens</text:p>
          </table:table-cell>
          <table:covered-table-cell table:style-name="ce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4" office:value-type="string" calcext:value-type="string">
            <text:p>*</text:p>
          </table:table-cell>
          <table:table-cell table:style-name="ce50" office:value-type="string" calcext:value-type="string" table:number-columns-spanned="2" table:number-rows-spanned="1">
            <text:p>Item que depende de execução de outros itens críticos</text:p>
          </table:table-cell>
          <table:covered-table-cell table:style-name="ce50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5" office:value-type="string" calcext:value-type="string">
            <text:p>#</text:p>
          </table:table-cell>
          <table:table-cell office:value-type="string" calcext:value-type="string">
            <text:p>Sem tratamento definido ainda para o backlog de atividades</text:p>
          </table:table-cell>
          <table:table-cell/>
        </table:table-row>
        <table:table-row table:style-name="ro1" table:number-rows-repeated="649">
          <table:table-cell table:number-columns-repeated="6"/>
          <table:table-cell table:style-name="ce10"/>
          <table:table-cell table:number-columns-repeated="2"/>
          <table:table-cell table:content-validation-name="val1"/>
          <table:table-cell table:number-columns-repeated="3"/>
        </table:table-row>
        <table:table-row table:style-name="ro1" table:number-rows-repeated="1047907">
          <table:table-cell table:number-columns-repeated="9"/>
          <table:table-cell table:content-validation-name="val1"/>
          <table:table-cell table:number-columns-repeated="3"/>
        </table:table-row>
        <table:table-row table:style-name="ro1">
          <table:table-cell table:number-columns-repeated="9"/>
          <table:table-cell table:content-validation-name="val1"/>
          <table:table-cell table:number-columns-repeated="3"/>
        </table:table-row>
        <calcext:conditional-formats>
          <calcext:conditional-format calcext:target-range-address="'FUNCIONALITIES BACKLOG'.G2:'FUNCIONALITIES BACKLOG'.G668">
            <calcext:condition calcext:apply-style-name="Sem título1" calcext:value="=&quot;!&quot;" calcext:base-cell-address="'FUNCIONALITIES BACKLOG'.G2"/>
            <calcext:condition calcext:apply-style-name="Accent" calcext:value="=0" calcext:base-cell-address="'FUNCIONALITIES BACKLOG'.G2"/>
          </calcext:conditional-format>
          <calcext:conditional-format calcext:target-range-address="'FUNCIONALITIES BACKLOG'.G1:'FUNCIONALITIES BACKLOG'.G1048576">
            <calcext:condition calcext:apply-style-name="Sem título3" calcext:value="=&quot;*&quot;" calcext:base-cell-address="'FUNCIONALITIES BACKLOG'.G1"/>
          </calcext:conditional-format>
          <calcext:conditional-format calcext:target-range-address="'FUNCIONALITIES BACKLOG'.J1:'FUNCIONALITIES BACKLOG'.J1048576">
            <calcext:condition calcext:apply-style-name="Sem título4" calcext:value="=&quot;AGUARDANDO&quot;" calcext:base-cell-address="'FUNCIONALITIES BACKLOG'.J1"/>
            <calcext:condition calcext:apply-style-name="Sem título7" calcext:value="=&quot;WIP&quot;" calcext:base-cell-address="'FUNCIONALITIES BACKLOG'.J1"/>
            <calcext:condition calcext:apply-style-name="Sem título6" calcext:value="=&quot;CONCLUÍDO&quot;" calcext:base-cell-address="'FUNCIONALITIES BACKLOG'.J1"/>
          </calcext:conditional-format>
        </calcext:conditional-formats>
      </table:table>
      <table:table table:name="TASKS BACKLOG" table:style-name="ta1">
        <office:forms form:automatic-focus="false" form:apply-design-mode="false"/>
        <table:table-column table:style-name="co14" table:default-cell-style-name="ce7"/>
        <table:table-column table:style-name="co14" table:default-cell-style-name="ce17"/>
        <table:table-column table:style-name="co15" table:default-cell-style-name="ce14"/>
        <table:table-column table:style-name="co16" table:default-cell-style-name="ce14"/>
        <table:table-column table:style-name="co17" table:default-cell-style-name="ce41"/>
        <table:table-column table:style-name="co17" table:default-cell-style-name="ce42"/>
        <table:table-column table:style-name="co17" table:default-cell-style-name="ce43"/>
        <table:table-column table:style-name="co18" table:default-cell-style-name="ce43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3" table:number-columns-repeated="1013" table:default-cell-style-name="ce7"/>
        <table:table-row table:style-name="ro1">
          <table:table-cell table:style-name="ce18" office:value-type="string" calcext:value-type="string">
            <text:p>TASK ITEM</text:p>
          </table:table-cell>
          <table:table-cell table:style-name="ce18" office:value-type="string" calcext:value-type="string">
            <text:p>ITEM DE BACKLOG</text:p>
          </table:table-cell>
          <table:table-cell table:style-name="ce18" office:value-type="string" calcext:value-type="string">
            <text:p>ATIVIDADE</text:p>
          </table:table-cell>
          <table:table-cell table:style-name="ce18" office:value-type="string" calcext:value-type="string">
            <text:p>DESCRIÇÃO</text:p>
          </table:table-cell>
          <table:table-cell table:style-name="ce18" office:value-type="string" calcext:value-type="string">
            <text:p>TIPO ATIVIDADE</text:p>
          </table:table-cell>
          <table:table-cell table:style-name="ce18" office:value-type="string" calcext:value-type="string">
            <text:p>IMPEDITIVO</text:p>
          </table:table-cell>
          <table:table-cell table:style-name="ce18" office:value-type="string" calcext:value-type="string">
            <text:p>PRIORIZAÇÃO</text:p>
          </table:table-cell>
          <table:table-cell table:style-name="ce18" office:value-type="string" calcext:value-type="string">
            <text:p>DATA ENTRADA EM BACKLOG DE ATIVIDADES</text:p>
          </table:table-cell>
          <table:table-cell table:style-name="ce18" office:value-type="string" calcext:value-type="string">
            <text:p>DATA ENTRADA EM DEV</text:p>
          </table:table-cell>
          <table:table-cell table:style-name="ce18" office:value-type="string" calcext:value-type="string">
            <text:p>DATA ENTRADA EM TESTE</text:p>
          </table:table-cell>
          <table:table-cell table:style-name="ce18" office:value-type="string" calcext:value-type="string">
            <text:p>DATA DE CONCLUSÃO</text:p>
          </table:table-cell>
          <table:table-cell table:number-columns-repeated="1013"/>
        </table:table-row>
        <table:table-row table:style-name="ro5" table:visibility="filter">
          <table:table-cell table:style-name="ce62" office:value-type="string" calcext:value-type="string">
            <text:p>Con_12_01</text:p>
          </table:table-cell>
          <table:table-cell table:style-name="ce59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Criação do arquivo de configuração do jogador (STORAGE)</text:p>
          </table:table-cell>
          <table:table-cell table:style-name="ce106" office:value-type="string" calcext:value-type="string">
            <text:p>Criação do arquivo de status de jogo, contendo: </text:p>
            <text:p>- Estágio atual, </text:p>
            <text:p>- Parâmetros de configuração do jogador</text:p>
          </table:table-cell>
          <table:table-cell table:style-name="ce111" office:value-type="string" calcext:value-type="string">
            <text:p>Base de Dados</text:p>
          </table:table-cell>
          <table:table-cell table:style-name="ce116"/>
          <table:table-cell table:style-name="ce119" office:value-type="float" office:value="1" calcext:value-type="float">
            <text:p>1</text:p>
          </table:table-cell>
          <table:table-cell table:style-name="ce122" office:value-type="date" office:date-value="2021-10-16" calcext:value-type="date">
            <text:p>16/10/21</text:p>
          </table:table-cell>
          <table:table-cell table:style-name="ce126" office:value-type="date" office:date-value="2021-10-18" calcext:value-type="date">
            <text:p>18/10/21</text:p>
          </table:table-cell>
          <table:table-cell table:style-name="ce126" office:value-type="date" office:date-value="2021-10-22" calcext:value-type="date">
            <text:p>22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6" table:visibility="filter">
          <table:table-cell table:style-name="ce62" office:value-type="string" calcext:value-type="string">
            <text:p>Con_12_02</text:p>
          </table:table-cell>
          <table:table-cell table:style-name="ce59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Fazer a aplicação ler o arquivo de configuração do jogador</text:p>
          </table:table-cell>
          <table:table-cell table:style-name="ce106" office:value-type="string" calcext:value-type="string">
            <text:p>Colocar o método de leitura do arquivo de configuração no início da aplicação, antes de abrir a primeira tela.</text:p>
            <text:p>Configurar as variáveis globais de fase e configurações de áudio de acordo com o  arquivo</text:p>
          </table:table-cell>
          <table:table-cell table:style-name="ce111" office:value-type="string" calcext:value-type="string">
            <text:p>Desenvolvimento</text:p>
          </table:table-cell>
          <table:table-cell table:style-name="ce116"/>
          <table:table-cell table:style-name="ce119" office:value-type="string" calcext:value-type="string">
            <text:p>1.1</text:p>
          </table:table-cell>
          <table:table-cell table:style-name="ce122" office:value-type="date" office:date-value="2021-10-16" calcext:value-type="date">
            <text:p>16/10/21</text:p>
          </table:table-cell>
          <table:table-cell table:number-columns-repeated="2"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7" table:visibility="filter">
          <table:table-cell table:style-name="ce62" office:value-type="string" calcext:value-type="string">
            <text:p>Con_12_03</text:p>
          </table:table-cell>
          <table:table-cell table:style-name="ce59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Salvamento de dados no arquivo de configuração</text:p>
          </table:table-cell>
          <table:table-cell table:style-name="ce106" office:value-type="string" calcext:value-type="string">
            <text:p>Salvamento dos dados no arquivo de configuração:</text:p>
            <text:p>- Salvar os parâmetros da janela de configuração</text:p>
            <text:p>- Salvar estágio concluído e qual o próximo estágio a ser feito</text:p>
          </table:table-cell>
          <table:table-cell table:style-name="ce111" office:value-type="string" calcext:value-type="string">
            <text:p>Desenvolvimento</text:p>
          </table:table-cell>
          <table:table-cell table:style-name="ce116" office:value-type="string" calcext:value-type="string">
            <text:p>Depende de ter atela de configurações do jogador pronta</text:p>
          </table:table-cell>
          <table:table-cell table:style-name="ce119" office:value-type="string" calcext:value-type="string">
            <text:p>1.2</text:p>
          </table:table-cell>
          <table:table-cell table:style-name="ce122" office:value-type="date" office:date-value="2021-10-16" calcext:value-type="date">
            <text:p>16/10/21</text:p>
          </table:table-cell>
          <table:table-cell table:style-name="ce126" office:value-type="date" office:date-value="2021-10-20" calcext:value-type="date">
            <text:p>20/10/21</text:p>
          </table:table-cell>
          <table:table-cell table:style-name="ce126" office:value-type="date" office:date-value="2021-10-23" calcext:value-type="date">
            <text:p>23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5" table:visibility="filter">
          <table:table-cell table:style-name="ce62" office:value-type="string" calcext:value-type="string">
            <text:p>Con_12_06</text:p>
          </table:table-cell>
          <table:table-cell table:style-name="ce59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Alteração da fase atual ao conclusão de uma fase</text:p>
          </table:table-cell>
          <table:table-cell table:style-name="ce106" office:value-type="string" calcext:value-type="string">
            <text:p>Salvar em Storage e em variável global a próxima fase do jogo, permitindo que o usuário possa passar iniciar da fase atual na próxima vês que iniciar o jogo</text:p>
          </table:table-cell>
          <table:table-cell table:style-name="ce111" office:value-type="string" calcext:value-type="string">
            <text:p>Desenvolvimento</text:p>
          </table:table-cell>
          <table:table-cell table:style-name="ce116"/>
          <table:table-cell table:style-name="ce119"/>
          <table:table-cell table:style-name="ce122" office:value-type="date" office:date-value="2021-10-23" calcext:value-type="date">
            <text:p>23/10/21</text:p>
          </table:table-cell>
          <table:table-cell table:style-name="ce126" office:value-type="date" office:date-value="2021-10-23" calcext:value-type="date">
            <text:p>23/10/21</text:p>
          </table:table-cell>
          <table:table-cell table:number-columns-repeated="2"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3" table:visibility="filter">
          <table:table-cell table:style-name="ce63" office:value-type="string" calcext:value-type="string">
            <text:p>Con_12_21</text:p>
          </table:table-cell>
          <table:table-cell table:style-name="ce60" table:content-validation-name="val2" office:value-type="string" calcext:value-type="string">
            <text:p>Con_12</text:p>
          </table:table-cell>
          <table:table-cell table:style-name="ce74" office:value-type="string" calcext:value-type="string">
            <text:p>Inserir comando de próximo nível na conclusão de fase</text:p>
          </table:table-cell>
          <table:table-cell table:style-name="ce74" office:value-type="string" calcext:value-type="string">
            <text:p>Inserir o botão de próximo nível na janela de conclusão de fase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/>
          <table:table-cell table:style-name="ce98" office:value-type="date" office:date-value="2021-10-23" calcext:value-type="date">
            <text:p>23/10/21</text:p>
          </table:table-cell>
          <table:table-cell table:style-name="ce137"/>
          <table:table-cell table:style-name="ce60" table:number-columns-repeated="2"/>
          <table:table-cell table:number-columns-repeated="1013"/>
        </table:table-row>
        <table:table-row table:style-name="ro7" table:visibility="filter">
          <table:table-cell table:style-name="ce79" office:value-type="string" calcext:value-type="string">
            <text:p>Con_13_04</text:p>
          </table:table-cell>
          <table:table-cell table:style-name="ce60" table:content-validation-name="val2" office:value-type="string" calcext:value-type="string">
            <text:p>Con_13</text:p>
          </table:table-cell>
          <table:table-cell table:style-name="ce74" office:value-type="string" calcext:value-type="string">
            <text:p>Criação da base de dados contendo a informação de link <text:s/>do vídeo por fase</text:p>
          </table:table-cell>
          <table:table-cell table:style-name="ce74" office:value-type="string" calcext:value-type="string">
            <text:p>Criação do arquivo com os seguintes dados:</text:p>
            <text:p>FASE: número da fase</text:p>
            <text:p>LINK: Link para o streaming de vídeo</text:p>
            <text:p>THUMB: Imagem para miniatura</text:p>
          </table:table-cell>
          <table:table-cell table:style-name="ce80" office:value-type="string" calcext:value-type="string">
            <text:p>Base de Dados</text:p>
          </table:table-cell>
          <table:table-cell table:style-name="ce86"/>
          <table:table-cell table:style-name="ce92" office:value-type="float" office:value="6" calcext:value-type="float">
            <text:p>6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5" table:visibility="filter">
          <table:table-cell table:style-name="ce79" office:value-type="string" calcext:value-type="string">
            <text:p>Con_13_05</text:p>
          </table:table-cell>
          <table:table-cell table:style-name="ce60" table:content-validation-name="val2" office:value-type="string" calcext:value-type="string">
            <text:p>Con_13</text:p>
          </table:table-cell>
          <table:table-cell table:style-name="ce74" office:value-type="string" calcext:value-type="string">
            <text:p>Criação da miniatura dos vídeos, status: Liberado e bloqueado</text:p>
          </table:table-cell>
          <table:table-cell table:style-name="ce74" office:value-type="string" calcext:value-type="string">
            <text:p>Criar imagens para as histórias. Coloridas para histórias já liberadas e em tons de cinza para fases que ainda não foram executadas</text:p>
          </table:table-cell>
          <table:table-cell table:style-name="ce80" office:value-type="string" calcext:value-type="string">
            <text:p>Design Gráfico</text:p>
          </table:table-cell>
          <table:table-cell table:style-name="ce86"/>
          <table:table-cell table:style-name="ce92" office:value-type="float" office:value="7" calcext:value-type="float">
            <text:p>7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7" table:visibility="filter">
          <table:table-cell table:style-name="ce79" office:value-type="string" calcext:value-type="string">
            <text:p>Con_13_06</text:p>
          </table:table-cell>
          <table:table-cell table:style-name="ce60" table:content-validation-name="val2" office:value-type="string" calcext:value-type="string">
            <text:p>Con_13</text:p>
          </table:table-cell>
          <table:table-cell table:style-name="ce74" office:value-type="string" calcext:value-type="string">
            <text:p>Leitura da faze atual para carregar dados liberados para o usuário </text:p>
          </table:table-cell>
          <table:table-cell table:style-name="ce74" office:value-type="string" calcext:value-type="string">
            <text:p>Identificar quais vídeos estarão liberados para visualização segundo a fase atual do usuário.</text:p>
            <text:p>LIBERADOS: Da fase anterior a atual para trás</text:p>
            <text:p>BLOQUEADOS: Da fase atual em diante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 office:value-type="float" office:value="10" calcext:value-type="float">
            <text:p>10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137"/>
          <table:table-cell table:style-name="ce60" table:number-columns-repeated="2"/>
          <table:table-cell table:number-columns-repeated="1013"/>
        </table:table-row>
        <table:table-row table:style-name="ro3" table:visibility="filter">
          <table:table-cell table:style-name="ce63" office:value-type="string" calcext:value-type="string">
            <text:p>Int_4_07</text:p>
          </table:table-cell>
          <table:table-cell table:style-name="ce60" table:content-validation-name="val2" office:value-type="string" calcext:value-type="string">
            <text:p>Int_4</text:p>
          </table:table-cell>
          <table:table-cell table:style-name="ce74" office:value-type="string" calcext:value-type="string">
            <text:p>Criação conceitual da tela de seleção de vídeos</text:p>
          </table:table-cell>
          <table:table-cell table:style-name="ce74" office:value-type="string" calcext:value-type="string">
            <text:p>Criar modelo da tela de seleção de vídeos</text:p>
          </table:table-cell>
          <table:table-cell table:style-name="ce80" office:value-type="string" calcext:value-type="string">
            <text:p>Design Gráfico</text:p>
          </table:table-cell>
          <table:table-cell table:style-name="ce86"/>
          <table:table-cell table:style-name="ce92" office:value-type="float" office:value="8" calcext:value-type="float">
            <text:p>8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1" table:visibility="filter">
          <table:table-cell table:style-name="ce63" office:value-type="string" calcext:value-type="string">
            <text:p>Int_4_08</text:p>
          </table:table-cell>
          <table:table-cell table:style-name="ce60" table:content-validation-name="val2" office:value-type="string" calcext:value-type="string">
            <text:p>Int_4</text:p>
          </table:table-cell>
          <table:table-cell table:style-name="ce74" office:value-type="string" calcext:value-type="string">
            <text:p>Criação da cena de seleção de vídeos</text:p>
          </table:table-cell>
          <table:table-cell table:style-name="ce74" office:value-type="string" calcext:value-type="string">
            <text:p>Criação da cena conforma modelo no Gdevelop</text:p>
          </table:table-cell>
          <table:table-cell table:style-name="ce80" office:value-type="string" calcext:value-type="string">
            <text:p>UX/UI</text:p>
          </table:table-cell>
          <table:table-cell table:style-name="ce86"/>
          <table:table-cell table:style-name="ce92" office:value-type="float" office:value="9" calcext:value-type="float">
            <text:p>9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5" table:visibility="filter">
          <table:table-cell table:style-name="ce63" office:value-type="string" calcext:value-type="string">
            <text:p>Int_4_09</text:p>
          </table:table-cell>
          <table:table-cell table:style-name="ce60" table:content-validation-name="val2" office:value-type="string" calcext:value-type="string">
            <text:p>Int_4</text:p>
          </table:table-cell>
          <table:table-cell table:style-name="ce74" office:value-type="string" calcext:value-type="string">
            <text:p>Criar as interações (eventos) da cena de seleção de vídeo</text:p>
          </table:table-cell>
          <table:table-cell table:style-name="ce74" office:value-type="string" calcext:value-type="string">
            <text:p>Criar eventos de carregamento de vídeos liberados e não liberados, clique de mouse para carregamento do player, botões de navegação para o jogo</text:p>
          </table:table-cell>
          <table:table-cell table:style-name="ce80" office:value-type="string" calcext:value-type="string">
            <text:p>Desenvolvimento</text:p>
          </table:table-cell>
          <table:table-cell table:style-name="ce86" office:value-type="string" calcext:value-type="string">
            <text:p>Depende <text:s/>de ter a interface <text:s/>do player criada</text:p>
          </table:table-cell>
          <table:table-cell table:style-name="ce92" office:value-type="float" office:value="13" calcext:value-type="float">
            <text:p>13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1" table:visibility="filter">
          <table:table-cell table:style-name="ce63" office:value-type="string" calcext:value-type="string">
            <text:p>Int_6_10</text:p>
          </table:table-cell>
          <table:table-cell table:style-name="ce60" table:content-validation-name="val2" office:value-type="string" calcext:value-type="string">
            <text:p>Int_6</text:p>
          </table:table-cell>
          <table:table-cell table:style-name="ce74" office:value-type="string" calcext:value-type="string">
            <text:p>Criação conceitual do Player</text:p>
          </table:table-cell>
          <table:table-cell table:style-name="ce74" office:value-type="string" calcext:value-type="string">
            <text:p>Criar modelo do player de vídeo</text:p>
          </table:table-cell>
          <table:table-cell table:style-name="ce80" office:value-type="string" calcext:value-type="string">
            <text:p>Design Gráfico</text:p>
          </table:table-cell>
          <table:table-cell table:style-name="ce86"/>
          <table:table-cell table:style-name="ce92" office:value-type="float" office:value="11" calcext:value-type="float">
            <text:p>11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3" table:visibility="filter">
          <table:table-cell table:style-name="ce63" office:value-type="string" calcext:value-type="string">
            <text:p>Int_6_11</text:p>
          </table:table-cell>
          <table:table-cell table:style-name="ce60" table:content-validation-name="val2" office:value-type="string" calcext:value-type="string">
            <text:p>Int_6</text:p>
          </table:table-cell>
          <table:table-cell table:style-name="ce74" office:value-type="string" calcext:value-type="string">
            <text:p>Criação da cena do player</text:p>
          </table:table-cell>
          <table:table-cell table:style-name="ce74" office:value-type="string" calcext:value-type="string">
            <text:p>Implementação do modelo gráfico criado nainterface do Gdevelop</text:p>
          </table:table-cell>
          <table:table-cell table:style-name="ce80" office:value-type="string" calcext:value-type="string">
            <text:p>UX/UI</text:p>
          </table:table-cell>
          <table:table-cell table:style-name="ce86"/>
          <table:table-cell table:style-name="ce92" office:value-type="float" office:value="12" calcext:value-type="float">
            <text:p>12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0" table:number-columns-repeated="3"/>
          <table:table-cell table:number-columns-repeated="1013"/>
        </table:table-row>
        <table:table-row table:style-name="ro1" table:visibility="filter">
          <table:table-cell table:style-name="ce63" office:value-type="string" calcext:value-type="string">
            <text:p>Int_06_16</text:p>
          </table:table-cell>
          <table:table-cell table:style-name="ce60" table:content-validation-name="val2" office:value-type="string" calcext:value-type="string">
            <text:p>Int_6</text:p>
          </table:table-cell>
          <table:table-cell table:style-name="ce74" office:value-type="string" calcext:value-type="string">
            <text:p>Criação da cena do player</text:p>
          </table:table-cell>
          <table:table-cell table:style-name="ce74" office:value-type="string" calcext:value-type="string">
            <text:p>Criação das ações e eventos de botões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/>
          <table:table-cell table:style-name="ce98"/>
          <table:table-cell table:style-name="ce60" table:number-columns-repeated="3"/>
          <table:table-cell table:number-columns-repeated="1013"/>
        </table:table-row>
        <table:table-row table:style-name="ro1" table:visibility="filter">
          <table:table-cell table:style-name="ce62" office:value-type="string" calcext:value-type="string">
            <text:p>Int_3_12</text:p>
          </table:table-cell>
          <table:table-cell table:style-name="ce59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conceitual da cena de configuração</text:p>
          </table:table-cell>
          <table:table-cell table:style-name="ce106" office:value-type="string" calcext:value-type="string">
            <text:p>Criação conceitual da tela de configuração</text:p>
          </table:table-cell>
          <table:table-cell table:style-name="ce111" office:value-type="string" calcext:value-type="string">
            <text:p>Design Gráfico</text:p>
          </table:table-cell>
          <table:table-cell table:style-name="ce116"/>
          <table:table-cell table:style-name="ce119" office:value-type="float" office:value="2" calcext:value-type="float">
            <text:p>2</text:p>
          </table:table-cell>
          <table:table-cell table:style-name="ce122" office:value-type="date" office:date-value="2021-10-16" calcext:value-type="date">
            <text:p>16/10/21</text:p>
          </table:table-cell>
          <table:table-cell table:style-name="ce126" office:value-type="date" office:date-value="2021-10-18" calcext:value-type="date">
            <text:p>18/10/21</text:p>
          </table:table-cell>
          <table:table-cell table:style-name="ce97" office:value-type="string" calcext:value-type="string">
            <text:p>-</text:p>
          </table:table-cell>
          <table:table-cell table:style-name="ce126" office:value-type="date" office:date-value="2021-10-19" calcext:value-type="date">
            <text:p>19/10/21</text:p>
          </table:table-cell>
          <table:table-cell table:number-columns-repeated="1013"/>
        </table:table-row>
        <table:table-row table:style-name="ro3" table:visibility="filter">
          <table:table-cell table:style-name="ce62" office:value-type="string" calcext:value-type="string">
            <text:p>Int_3_13</text:p>
          </table:table-cell>
          <table:table-cell table:style-name="ce59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da cena de configuração</text:p>
          </table:table-cell>
          <table:table-cell table:style-name="ce106" office:value-type="string" calcext:value-type="string">
            <text:p>Implementação do modelo visual na interface do Gdevelop</text:p>
          </table:table-cell>
          <table:table-cell table:style-name="ce111" office:value-type="string" calcext:value-type="string">
            <text:p>UX/UI</text:p>
          </table:table-cell>
          <table:table-cell table:style-name="ce116"/>
          <table:table-cell table:style-name="ce119" office:value-type="string" calcext:value-type="string">
            <text:p>2.1</text:p>
          </table:table-cell>
          <table:table-cell table:style-name="ce122" office:value-type="date" office:date-value="2021-10-18" calcext:value-type="date">
            <text:p>18/10/21</text:p>
          </table:table-cell>
          <table:table-cell table:number-columns-repeated="2"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1" table:visibility="filter">
          <table:table-cell table:style-name="ce63" office:value-type="string" calcext:value-type="string">
            <text:p>Int_3_22</text:p>
          </table:table-cell>
          <table:table-cell table:style-name="ce60" table:content-validation-name="val2" office:value-type="string" calcext:value-type="string">
            <text:p>Int_3</text:p>
          </table:table-cell>
          <table:table-cell table:style-name="ce74" office:value-type="string" calcext:value-type="string">
            <text:p>Criação da cena de configuração</text:p>
          </table:table-cell>
          <table:table-cell table:style-name="ce74" office:value-type="string" calcext:value-type="string">
            <text:p>Escolher a música de tela de pause</text:p>
          </table:table-cell>
          <table:table-cell table:style-name="ce80" office:value-type="string" calcext:value-type="string">
            <text:p>Design de Audio</text:p>
          </table:table-cell>
          <table:table-cell table:style-name="ce86"/>
          <table:table-cell table:style-name="ce92" office:value-type="string" calcext:value-type="string">
            <text:p>2.2</text:p>
          </table:table-cell>
          <table:table-cell table:style-name="ce98" office:value-type="date" office:date-value="2021-10-19" calcext:value-type="date">
            <text:p>19/10/21</text:p>
          </table:table-cell>
          <table:table-cell table:style-name="ce137"/>
          <table:table-cell table:style-name="ce60" table:number-columns-repeated="2"/>
          <table:table-cell table:number-columns-repeated="1013"/>
        </table:table-row>
        <table:table-row table:style-name="ro5" table:visibility="filter">
          <table:table-cell table:style-name="ce62" office:value-type="string" calcext:value-type="string">
            <text:p>Int_3_14</text:p>
          </table:table-cell>
          <table:table-cell table:style-name="ce59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da cena de configuração</text:p>
          </table:table-cell>
          <table:table-cell table:style-name="ce106" office:value-type="string" calcext:value-type="string">
            <text:p>Criação das ações de configuração de áudio:</text:p>
            <text:p>- Volume (canais 1, 2, 3)</text:p>
            <text:p>- Mute (canais 1, 2, 3)</text:p>
          </table:table-cell>
          <table:table-cell table:style-name="ce111" office:value-type="string" calcext:value-type="string">
            <text:p>Gestão de Áudio</text:p>
          </table:table-cell>
          <table:table-cell table:style-name="ce116"/>
          <table:table-cell table:style-name="ce119" office:value-type="string" calcext:value-type="string">
            <text:p>2.3</text:p>
          </table:table-cell>
          <table:table-cell table:style-name="ce122" office:value-type="date" office:date-value="2021-10-18" calcext:value-type="date">
            <text:p>18/10/21</text:p>
          </table:table-cell>
          <table:table-cell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0" calcext:value-type="date">
            <text:p>20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3" table:visibility="filter">
          <table:table-cell table:style-name="ce62" office:value-type="string" calcext:value-type="string">
            <text:p>Int_3_15</text:p>
          </table:table-cell>
          <table:table-cell table:style-name="ce59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da cena de configuração</text:p>
          </table:table-cell>
          <table:table-cell table:style-name="ce106" office:value-type="string" calcext:value-type="string">
            <text:p>Salvamento das configurações em storage de configuração do usuário</text:p>
          </table:table-cell>
          <table:table-cell table:style-name="ce111" office:value-type="string" calcext:value-type="string">
            <text:p>Desenvolvimento</text:p>
          </table:table-cell>
          <table:table-cell table:style-name="ce116"/>
          <table:table-cell table:style-name="ce119" office:value-type="string" calcext:value-type="string">
            <text:p>2.4</text:p>
          </table:table-cell>
          <table:table-cell table:style-name="ce122" office:value-type="date" office:date-value="2021-10-18" calcext:value-type="date">
            <text:p>18/10/21</text:p>
          </table:table-cell>
          <table:table-cell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3" calcext:value-type="date">
            <text:p>23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7" table:visibility="filter">
          <table:table-cell table:style-name="ce85" office:value-type="string" calcext:value-type="string">
            <text:p>Int_3_19</text:p>
          </table:table-cell>
          <table:table-cell table:style-name="ce61" table:content-validation-name="val2" office:value-type="string" calcext:value-type="string">
            <text:p>Int_3</text:p>
          </table:table-cell>
          <table:table-cell table:style-name="ce108" office:value-type="string" calcext:value-type="string">
            <text:p>Inserir botão de configuração nas fases</text:p>
          </table:table-cell>
          <table:table-cell table:style-name="ce108" office:value-type="string" calcext:value-type="string">
            <text:p>Inserir botão de acesso a cena de pause dentro das fases</text:p>
          </table:table-cell>
          <table:table-cell table:style-name="ce113" office:value-type="string" calcext:value-type="string">
            <text:p>Desenvolvimento</text:p>
          </table:table-cell>
          <table:table-cell table:style-name="ce83" office:value-type="string" calcext:value-type="string">
            <text:p>Depende de ajustar o modelo de acesso à cena por PAUSE e não por troca completa de cenário</text:p>
          </table:table-cell>
          <table:table-cell table:style-name="ce113"/>
          <table:table-cell table:style-name="ce124" office:value-type="date" office:date-value="2021-10-22" calcext:value-type="date">
            <text:p>22/10/21</text:p>
          </table:table-cell>
          <table:table-cell table:style-name="ce128"/>
          <table:table-cell table:style-name="ce61" table:number-columns-repeated="2"/>
          <table:table-cell table:number-columns-repeated="1013"/>
        </table:table-row>
        <table:table-row table:style-name="ro3">
          <table:table-cell table:style-name="ce91" office:value-type="string" calcext:value-type="string">
            <text:p>Int_13_18</text:p>
          </table:table-cell>
          <table:table-cell table:style-name="ce105" table:content-validation-name="val2" office:value-type="string" calcext:value-type="string">
            <text:p>Int_13</text:p>
          </table:table-cell>
          <table:table-cell table:style-name="ce109" office:value-type="string" calcext:value-type="string">
            <text:p>Primeira indicação da próxima fase para teste de salvamento da fase</text:p>
          </table:table-cell>
          <table:table-cell table:style-name="ce109" office:value-type="string" calcext:value-type="string">
            <text:p>Cópia da fase 1 com ajuste mínimo de indicação que se trata da fase 2</text:p>
          </table:table-cell>
          <table:table-cell table:style-name="ce114" office:value-type="string" calcext:value-type="string">
            <text:p>Desenvolvimento</text:p>
          </table:table-cell>
          <table:table-cell table:style-name="ce114" table:number-columns-repeated="2"/>
          <table:table-cell table:style-name="ce125" office:value-type="date" office:date-value="2021-10-23" calcext:value-type="date">
            <text:p>23/10/21</text:p>
          </table:table-cell>
          <table:table-cell table:number-columns-repeated="2" table:style-name="ce129" office:value-type="date" office:date-value="2021-10-23" calcext:value-type="date">
            <text:p>23/10/21</text:p>
          </table:table-cell>
          <table:table-cell table:style-name="ce129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5" table:visibility="filter">
          <table:table-cell table:style-name="ce63" office:value-type="string" calcext:value-type="string">
            <text:p>Int_3_23</text:p>
          </table:table-cell>
          <table:table-cell table:style-name="ce61" table:content-validation-name="val2" office:value-type="string" calcext:value-type="string">
            <text:p>Int_3</text:p>
          </table:table-cell>
          <table:table-cell table:style-name="ce108" office:value-type="string" calcext:value-type="string">
            <text:p>Inserir link para cena de SOBRE</text:p>
          </table:table-cell>
          <table:table-cell table:style-name="ce108" office:value-type="string" calcext:value-type="string">
            <text:p>Inserir funcionalidade de acesso à cena de sobre o jogo, contendo versão e informação de desenvolvimento</text:p>
          </table:table-cell>
          <table:table-cell table:style-name="ce113" office:value-type="string" calcext:value-type="string">
            <text:p>Desenvolvimento</text:p>
          </table:table-cell>
          <table:table-cell table:style-name="ce83" office:value-type="string" calcext:value-type="string">
            <text:p>Depende da criação da cena SOBRE</text:p>
          </table:table-cell>
          <table:table-cell table:style-name="ce113"/>
          <table:table-cell table:style-name="ce124" office:value-type="date" office:date-value="2021-11-03" calcext:value-type="date">
            <text:p>03/11/21</text:p>
          </table:table-cell>
          <table:table-cell table:style-name="ce61" table:number-columns-repeated="3"/>
          <table:table-cell table:number-columns-repeated="1013"/>
        </table:table-row>
        <table:table-row table:style-name="ro5" table:visibility="filter">
          <table:table-cell table:style-name="ce63" office:value-type="string" calcext:value-type="string">
            <text:p>Int_3_24</text:p>
          </table:table-cell>
          <table:table-cell table:style-name="ce60" table:content-validation-name="val2" office:value-type="string" calcext:value-type="string">
            <text:p>Int_3</text:p>
          </table:table-cell>
          <table:table-cell table:style-name="ce74" office:value-type="string" calcext:value-type="string">
            <text:p>Alterar o acesso à janela de configuração e retorno para cena de jogo (em pause)</text:p>
          </table:table-cell>
          <table:table-cell table:style-name="ce74" office:value-type="string" calcext:value-type="string">
            <text:p>Realizar ajustes para que a cena que acessa a configuração pnão precise ser finalizada, mas apenas pausada e depois possa ser retomada de onde parou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/>
          <table:table-cell table:style-name="ce98" office:value-type="date" office:date-value="2021-11-03" calcext:value-type="date">
            <text:p>03/11/21</text:p>
          </table:table-cell>
          <table:table-cell table:style-name="ce60" table:number-columns-repeated="3"/>
          <table:table-cell table:number-columns-repeated="1013"/>
        </table:table-row>
        <table:table-row table:style-name="ro1" table:number-rows-repeated="1048551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TASKS CFD" table:style-name="ta1">
        <office:forms form:automatic-focus="false" form:apply-design-mode="false"/>
        <table:shapes>
          <draw:frame draw:z-index="0" draw:style-name="gr1" draw:text-style-name="P1" svg:width="18.688cm" svg:height="10.183cm" svg:x="23.825cm" svg:y="0.101cm">
            <draw:object draw:notify-on-update-of-ranges="'TASKS CFD'.A2:'TASKS CFD'.A19 'TASKS CFD'.E1:'TASKS CFD'.E1 'TASKS CFD'.E2:'TASKS CFD'.E19 'TASKS CFD'.D1:'TASKS CFD'.D1 'TASKS CFD'.D2:'TASKS CFD'.D19 'TASKS CFD'.C1:'TASKS CFD'.C1 'TASKS CFD'.C2:'TASKS CFD'.C19 'TASKS CFD'.B1:'TASKS CFD'.B1 'TASKS CFD'.B2:'TASKS CFD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 draw:z-index="1">
            <draw:line draw:style-name="gr2" draw:text-style-name="P2" svg:x1="30.918cm" svg:y1="6.853cm" svg:x2="30.96cm" svg:y2="2.141cm">
              <text:p/>
            </draw:line>
            <draw:frame draw:style-name="gr3" draw:text-style-name="P3" svg:width="2.818cm" svg:height="0.452cm" svg:x="28.054cm" svg:y="2.274cm">
              <draw:text-box>
                <text:p text:style-name="P2"><text:span text:style-name="T1">Build: 11.10_21</text:span></text:p>
              </draw:text-box>
            </draw:frame>
          </draw:g>
          <draw:g draw:z-index="2">
            <draw:line draw:style-name="gr2" draw:text-style-name="P2" svg:x1="25.569cm" svg:y1="6.861cm" svg:x2="25.611cm" svg:y2="2.149cm">
              <text:p/>
            </draw:line>
            <draw:frame draw:style-name="gr3" draw:text-style-name="P3" svg:width="2.818cm" svg:height="0.452cm" svg:x="22.807cm" svg:y="2.257cm">
              <draw:text-box>
                <text:p text:style-name="P2"><text:span text:style-name="T1">Build: 10.10_21</text:span></text:p>
              </draw:text-box>
            </draw:frame>
          </draw:g>
          <draw:custom-shape draw:z-index="3" draw:style-name="gr4" draw:text-style-name="P4" svg:width="18.957cm" svg:height="2.202cm" svg:x="0.029cm" svg:y="4.06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2" table:default-cell-style-name="Default"/>
        <table:table-column table:style-name="co23" table:default-cell-style-name="ce7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number-columns-repeated="58" table:default-cell-style-name="Default"/>
        <table:table-row table:style-name="ro1"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TASKS EM BACKLOG</text:p>
          </table:table-cell>
          <table:table-cell table:style-name="ce45" office:value-type="string" calcext:value-type="string">
            <text:p>ITENS EM DESENVOLVIMENTO</text:p>
          </table:table-cell>
          <table:table-cell table:style-name="ce45" office:value-type="string" calcext:value-type="string">
            <text:p>ITENS EM TESTE</text:p>
          </table:table-cell>
          <table:table-cell table:style-name="ce45" office:value-type="string" calcext:value-type="string">
            <text:p>ITENS CONCLUÍDOS</text:p>
          </table:table-cell>
          <table:table-cell table:style-name="ce45" office:value-type="string" calcext:value-type="string">
            <text:p>PDCA</text:p>
          </table:table-cell>
          <table:table-cell table:number-columns-repeated="58"/>
        </table:table-row>
        <table:table-row table:style-name="ro1">
          <table:table-cell table:style-name="ce131" office:value-type="date" office:date-value="2021-10-16" calcext:value-type="date">
            <text:p>16/10/21</text:p>
          </table:table-cell>
          <table:table-cell table:style-name="ce139" office:value-type="float" office:value="13" calcext:value-type="float">
            <text:p>1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 table:number-columns-spanned="1" table:number-rows-spanned="6">
            <text:p>Semana 01</text:p>
          </table:table-cell>
          <table:table-cell table:number-columns-repeated="58"/>
        </table:table-row>
        <table:table-row table:style-name="ro1">
          <table:table-cell table:style-name="ce131" office:value-type="date" office:date-value="2021-10-18" calcext:value-type="date">
            <text:p>18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1" office:value-type="date" office:date-value="2021-10-19" calcext:value-type="date">
            <text:p>19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1" office:value-type="date" office:date-value="2021-10-20" calcext:value-type="date">
            <text:p>20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1" office:value-type="date" office:date-value="2021-10-21" calcext:value-type="date">
            <text:p>21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2" office:value-type="date" office:date-value="2021-10-22" calcext:value-type="date">
            <text:p>22/10/21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3" office:value-type="date" office:date-value="2021-10-23" calcext:value-type="date">
            <text:p>23/10/2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4" calcext:value-type="float">
            <text:p>4</text:p>
          </table:table-cell>
          <table:table-cell table:style-name="ce146" office:value-type="float" office:value="1" calcext:value-type="float">
            <text:p>1</text:p>
          </table:table-cell>
          <table:table-cell table:style-name="ce204" office:value-type="string" calcext:value-type="string" table:number-columns-spanned="1" table:number-rows-spanned="7">
            <text:p>Semana 02</text:p>
          </table:table-cell>
          <table:table-cell table:number-columns-repeated="58"/>
        </table:table-row>
        <table:table-row table:style-name="ro1">
          <table:table-cell table:style-name="ce134" office:value-type="date" office:date-value="2021-10-24" calcext:value-type="date">
            <text:p>24/10/21</text:p>
          </table:table-cell>
          <table:table-cell table:style-name="ce142" office:value-type="float" office:value="21" calcext:value-type="float">
            <text:p>21</text:p>
          </table:table-cell>
          <table:table-cell table:number-columns-repeated="2" table:style-name="ce142" office:value-type="float" office:value="9" calcext:value-type="float">
            <text:p>9</text:p>
          </table:table-cell>
          <table:table-cell table:style-name="ce147" office:value-type="float" office:value="9" calcext:value-type="float">
            <text:p>9</text:p>
          </table:table-cell>
          <table:covered-table-cell table:style-name="ce204"/>
          <table:table-cell table:number-columns-repeated="58"/>
        </table:table-row>
        <table:table-row table:style-name="ro1">
          <table:table-cell table:style-name="ce115" office:value-type="date" office:date-value="2021-10-25" calcext:value-type="date">
            <text:p>25/10/21</text:p>
          </table:table-cell>
          <table:table-cell table:style-name="ce135" office:value-type="float" office:value="21" calcext:value-type="float">
            <text:p>21</text:p>
          </table:table-cell>
          <table:table-cell table:number-columns-repeated="2" table:style-name="ce135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covered-table-cell table:style-name="ce152"/>
          <table:table-cell table:number-columns-repeated="58"/>
        </table:table-row>
        <table:table-row table:style-name="ro1">
          <table:table-cell table:style-name="ce115" office:value-type="date" office:date-value="2021-10-26" calcext:value-type="date">
            <text:p>26/10/21</text:p>
          </table:table-cell>
          <table:table-cell table:style-name="ce135" office:value-type="float" office:value="21" calcext:value-type="float">
            <text:p>21</text:p>
          </table:table-cell>
          <table:table-cell table:number-columns-repeated="2" table:style-name="ce135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115" office:value-type="date" office:date-value="2021-10-27" calcext:value-type="date">
            <text:p>27/10/21</text:p>
          </table:table-cell>
          <table:table-cell table:style-name="ce135" office:value-type="float" office:value="21" calcext:value-type="float">
            <text:p>21</text:p>
          </table:table-cell>
          <table:table-cell table:number-columns-repeated="2" table:style-name="ce135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115" office:value-type="date" office:date-value="2021-10-28" calcext:value-type="date">
            <text:p>28/10/21</text:p>
          </table:table-cell>
          <table:table-cell table:style-name="ce135" office:value-type="float" office:value="21" calcext:value-type="float">
            <text:p>21</text:p>
          </table:table-cell>
          <table:table-cell table:number-columns-repeated="2" table:style-name="ce135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117" office:value-type="date" office:date-value="2021-10-29" calcext:value-type="date">
            <text:p>29/10/21</text:p>
          </table:table-cell>
          <table:table-cell table:style-name="ce136" office:value-type="float" office:value="21" calcext:value-type="float">
            <text:p>21</text:p>
          </table:table-cell>
          <table:table-cell table:number-columns-repeated="2" table:style-name="ce136" office:value-type="float" office:value="9" calcext:value-type="float">
            <text:p>9</text:p>
          </table:table-cell>
          <table:table-cell table:style-name="ce175" office:value-type="float" office:value="9" calcext:value-type="float">
            <text:p>9</text:p>
          </table:table-cell>
          <table:covered-table-cell table:style-name="ce51"/>
          <table:table-cell table:number-columns-repeated="58"/>
        </table:table-row>
        <table:table-row table:style-name="ro1">
          <table:table-cell table:style-name="ce72" office:value-type="date" office:date-value="2021-10-30" calcext:value-type="date">
            <text:p>30/10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198" office:value-type="string" calcext:value-type="string" table:number-columns-spanned="1" table:number-rows-spanned="5">
            <text:p>Semana 03</text:p>
          </table:table-cell>
          <table:table-cell table:number-columns-repeated="58"/>
        </table:table-row>
        <table:table-row table:style-name="ro1">
          <table:table-cell table:style-name="ce72" office:value-type="date" office:date-value="2021-10-31" calcext:value-type="date">
            <text:p>31/10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72" office:value-type="date" office:date-value="2021-11-01" calcext:value-type="date">
            <text:p>01/11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72" office:value-type="date" office:date-value="2021-11-02" calcext:value-type="date">
            <text:p>02/11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48" office:value-type="date" office:date-value="2021-11-03" calcext:value-type="date">
            <text:p>03/11/21</text:p>
          </table:table-cell>
          <table:table-cell table:style-name="ce138" office:value-type="float" office:value="24" calcext:value-type="float">
            <text:p>24</text:p>
          </table:table-cell>
          <table:table-cell table:number-columns-repeated="3" table:style-name="ce51" office:value-type="float" office:value="9" calcext:value-type="float">
            <text:p>9</text:p>
          </table:table-cell>
          <table:covered-table-cell table:style-name="ce51"/>
          <table:table-cell table:number-columns-repeated="58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 FLOW" table:style-name="ta1">
        <office:forms form:automatic-focus="false" form:apply-design-mode="false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GUARDANDO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CONCLUÍDO</text:p>
          </table:table-cell>
        </table:table-row>
        <table:table-row table:style-name="ro1">
          <table:table-cell table:style-name="ce153" office:value-type="date" office:date-value="2021-10-24" calcext:value-type="date">
            <text:p>24/10/21</text:p>
          </table:table-cell>
          <table:table-cell table:style-name="ce154" table:formula="of:=COUNTIF([$'FUNCIONALITIES BACKLOG'.$J$2:$'FUNCIONALITIES BACKLOG'.$J$50];&quot;AGUARDANDO&quot;)" office:value-type="float" office:value="8" calcext:value-type="float">
            <text:p>8</text:p>
          </table:table-cell>
          <table:table-cell table:style-name="ce154" table:formula="of:=COUNTIF([$'FUNCIONALITIES BACKLOG'.$J$2:$'FUNCIONALITIES BACKLOG'.$J$50];&quot;WIP&quot;)" office:value-type="float" office:value="7" calcext:value-type="float">
            <text:p>7</text:p>
          </table:table-cell>
          <table:table-cell table:style-name="ce154" table:formula="of:=COUNTIF([$'FUNCIONALITIES BACKLOG'.$J$2:$'FUNCIONALITIES BACKLOG'.$J$50];&quot;CONCLUÍDO&quot;)" office:value-type="float" office:value="0" calcext:value-type="float">
            <text:p>0</text:p>
          </table:table-cell>
        </table:table-row>
      </table:table>
      <table:table table:name="BUILDS" table:style-name="ta1">
        <office:forms form:automatic-focus="false" form:apply-design-mode="false"/>
        <table:shapes>
          <draw:custom-shape draw:z-index="0" draw:style-name="gr5" draw:text-style-name="P5" svg:width="21.329cm" svg:height="0.366cm" svg:x="0.058cm" svg:y="6.627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8" table:default-cell-style-name="ce164"/>
        <table:table-column table:style-name="co29" table:default-cell-style-name="ce17"/>
        <table:table-column table:style-name="co3" table:number-columns-repeated="3" table:default-cell-style-name="ce17"/>
        <table:table-column table:style-name="co30" table:default-cell-style-name="ce14"/>
        <table:table-column table:style-name="co3" table:default-cell-style-name="ce7"/>
        <table:table-column table:style-name="co3" table:number-columns-repeated="1017" table:default-cell-style-name="Default"/>
        <table:table-row table:style-name="ro1">
          <table:table-cell table:style-name="ce155" office:value-type="string" calcext:value-type="string">
            <text:p>BUILD</text:p>
          </table:table-cell>
          <table:table-cell table:style-name="ce155" office:value-type="string" calcext:value-type="string">
            <text:p>BUILD VERSION</text:p>
          </table:table-cell>
          <table:table-cell table:style-name="ce155" office:value-type="string" calcext:value-type="string">
            <text:p>DATA</text:p>
          </table:table-cell>
          <table:table-cell table:style-name="ce155" office:value-type="string" calcext:value-type="string">
            <text:p>HORA</text:p>
          </table:table-cell>
          <table:table-cell table:style-name="ce155" office:value-type="string" calcext:value-type="string">
            <text:p>TIPO</text:p>
          </table:table-cell>
          <table:table-cell table:style-name="ce155" office:value-type="string" calcext:value-type="string">
            <text:p>DESCRIÇÃO</text:p>
          </table:table-cell>
          <table:table-cell table:number-columns-repeated="1018"/>
        </table:table-row>
        <table:table-row table:style-name="ro1">
          <table:table-cell table:style-name="ce156" office:value-type="float" office:value="1" calcext:value-type="float">
            <text:p>1</text:p>
          </table:table-cell>
          <table:table-cell table:style-name="ce59" office:value-type="string" calcext:value-type="string">
            <text:p>00.01.10_20</text:p>
          </table:table-cell>
          <table:table-cell table:style-name="ce126" office:value-type="date" office:date-value="2020-10-30" calcext:value-type="date">
            <text:p>30/10/20</text:p>
          </table:table-cell>
          <table:table-cell table:style-name="ce177" office:value-type="time" office:time-value="PT16H56M53S" calcext:value-type="time">
            <text:p>16:56:53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POC</text:p>
          </table:table-cell>
          <table:table-cell table:number-columns-repeated="1018"/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165" office:value-type="string" calcext:value-type="string">
            <text:p>00.02.10_20</text:p>
          </table:table-cell>
          <table:table-cell table:style-name="ce171" office:value-type="date" office:date-value="2020-10-31" calcext:value-type="date">
            <text:p>31/10/20</text:p>
          </table:table-cell>
          <table:table-cell table:style-name="ce178" office:value-type="time" office:time-value="PT02H22M48S" calcext:value-type="time">
            <text:p>02:22:48</text:p>
          </table:table-cell>
          <table:table-cell table:style-name="ce165" office:value-type="string" calcext:value-type="string">
            <text:p>Android</text:p>
          </table:table-cell>
          <table:table-cell table:style-name="ce181" office:value-type="string" calcext:value-type="string">
            <text:p>POC (ver. 0) aparição pública</text:p>
          </table:table-cell>
          <table:table-cell table:number-columns-repeated="1018"/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59" office:value-type="string" calcext:value-type="string">
            <text:p>00.03.01_21</text:p>
          </table:table-cell>
          <table:table-cell table:style-name="ce126" office:value-type="date" office:date-value="2021-01-09" calcext:value-type="date">
            <text:p>09/01/21</text:p>
          </table:table-cell>
          <table:table-cell table:style-name="ce177" office:value-type="time" office:time-value="PT20H21M12S" calcext:value-type="time">
            <text:p>20:21:12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59" office:value-type="string" calcext:value-type="string">
            <text:p>00.04.01_21</text:p>
          </table:table-cell>
          <table:table-cell table:style-name="ce126" office:value-type="date" office:date-value="2021-01-15" calcext:value-type="date">
            <text:p>15/01/21</text:p>
          </table:table-cell>
          <table:table-cell table:style-name="ce177" office:value-type="time" office:time-value="PT00H34M35S" calcext:value-type="time">
            <text:p>00:34:35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59" office:value-type="string" calcext:value-type="string">
            <text:p>00.05.01_21</text:p>
          </table:table-cell>
          <table:table-cell table:style-name="ce126" office:value-type="date" office:date-value="2021-01-15" calcext:value-type="date">
            <text:p>15/01/21</text:p>
          </table:table-cell>
          <table:table-cell table:style-name="ce177" office:value-type="time" office:time-value="PT09H45M12S" calcext:value-type="time">
            <text:p>09:45:12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59" office:value-type="string" calcext:value-type="string">
            <text:p>00.06.01_21</text:p>
          </table:table-cell>
          <table:table-cell table:style-name="ce126" office:value-type="date" office:date-value="2021-01-16" calcext:value-type="date">
            <text:p>16/01/21</text:p>
          </table:table-cell>
          <table:table-cell table:style-name="ce177" office:value-type="time" office:time-value="PT14H20M37S" calcext:value-type="time">
            <text:p>14:20:37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59" office:value-type="string" calcext:value-type="string">
            <text:p>00.07.01_21</text:p>
          </table:table-cell>
          <table:table-cell table:style-name="ce126" office:value-type="date" office:date-value="2021-01-24" calcext:value-type="date">
            <text:p>24/01/21</text:p>
          </table:table-cell>
          <table:table-cell table:style-name="ce177" office:value-type="time" office:time-value="PT14H53M24S" calcext:value-type="time">
            <text:p>14:53:24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59" office:value-type="string" calcext:value-type="string">
            <text:p>00.08.01_21</text:p>
          </table:table-cell>
          <table:table-cell table:style-name="ce126" office:value-type="date" office:date-value="2021-01-24" calcext:value-type="date">
            <text:p>24/01/21</text:p>
          </table:table-cell>
          <table:table-cell table:style-name="ce177" office:value-type="time" office:time-value="PT15H23M29S" calcext:value-type="time">
            <text:p>15:23:29</text:p>
          </table:table-cell>
          <table:table-cell table:style-name="ce59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8" office:value-type="float" office:value="9" calcext:value-type="float">
            <text:p>9</text:p>
          </table:table-cell>
          <table:table-cell table:style-name="ce166" office:value-type="string" calcext:value-type="string">
            <text:p>00.09.02_21</text:p>
          </table:table-cell>
          <table:table-cell table:style-name="ce172" office:value-type="date" office:date-value="2021-02-11" calcext:value-type="date">
            <text:p>11/02/21</text:p>
          </table:table-cell>
          <table:table-cell table:style-name="ce179" office:value-type="time" office:time-value="PT15H38M28S" calcext:value-type="time">
            <text:p>15:38:28</text:p>
          </table:table-cell>
          <table:table-cell table:style-name="ce166" office:value-type="string" calcext:value-type="string">
            <text:p>Android</text:p>
          </table:table-cell>
          <table:table-cell table:style-name="ce182" office:value-type="string" calcext:value-type="string">
            <text:p>Deploy para testes de funcionalidades</text:p>
          </table:table-cell>
          <table:table-cell table:style-name="Default"/>
          <table:table-cell table:number-columns-repeated="1017"/>
        </table:table-row>
        <table:table-row table:style-name="ro7">
          <table:table-cell table:style-name="ce159" office:value-type="float" office:value="10" calcext:value-type="float">
            <text:p>10</text:p>
          </table:table-cell>
          <table:table-cell table:style-name="ce167" office:value-type="string" calcext:value-type="string">
            <text:p>00.10.10_21</text:p>
          </table:table-cell>
          <table:table-cell table:style-name="ce173" office:value-type="date" office:date-value="2021-10-16" calcext:value-type="date">
            <text:p>16/10/21</text:p>
          </table:table-cell>
          <table:table-cell table:style-name="ce180" office:value-type="time" office:time-value="PT14H12M20S" calcext:value-type="time">
            <text:p>14:12:20</text:p>
          </table:table-cell>
          <table:table-cell table:style-name="ce167" office:value-type="string" calcext:value-type="string">
            <text:p>Android</text:p>
          </table:table-cell>
          <table:table-cell table:style-name="ce183" office:value-type="string" calcext:value-type="string">
            <text:p>Última versão antes de nova gestão:</text:p>
            <text:p>- Animação de entrada</text:p>
            <text:p>- Efeito FX de partículas</text:p>
            <text:p>- Inclusão de músicas e  efeitos FX</text:p>
          </table:table-cell>
          <table:table-cell office:value-type="string" calcext:value-type="string">
            <text:p>Semana 00</text:p>
          </table:table-cell>
          <table:table-cell table:style-name="ce190" office:value-type="string" calcext:value-type="string" table:number-columns-spanned="5" table:number-rows-spanned="1">
            <text:p>INÍCIO DA GESTÃO ÁGIL DE PROJETO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 table:style-name="ce160" office:value-type="float" office:value="11" calcext:value-type="float">
            <text:p>11</text:p>
          </table:table-cell>
          <table:table-cell table:style-name="ce168" office:value-type="string" calcext:value-type="string">
            <text:p>00.11.10_21</text:p>
          </table:table-cell>
          <table:table-cell table:style-name="ce174" office:value-type="date" office:date-value="2021-10-24" calcext:value-type="date">
            <text:p>24/10/21</text:p>
          </table:table-cell>
          <table:table-cell table:style-name="ce168" office:value-type="string" calcext:value-type="string">
            <text:p>-</text:p>
          </table:table-cell>
          <table:table-cell table:style-name="ce168" office:value-type="string" calcext:value-type="string">
            <text:p>Android</text:p>
          </table:table-cell>
          <table:table-cell table:style-name="ce184" office:value-type="string" calcext:value-type="string">
            <text:p>Previsão de deploy</text:p>
          </table:table-cell>
          <table:table-cell table:style-name="ce187" office:value-type="string" calcext:value-type="string">
            <text:p>Semana 01</text:p>
          </table:table-cell>
          <table:table-cell table:number-columns-repeated="1017"/>
        </table:table-row>
        <table:table-row table:style-name="ro1">
          <table:table-cell table:style-name="ce203" office:value-type="float" office:value="12" calcext:value-type="float">
            <text:p>12</text:p>
          </table:table-cell>
          <table:table-cell table:style-name="ce211" office:value-type="string" calcext:value-type="string">
            <text:p>00.12.10_21</text:p>
          </table:table-cell>
          <table:table-cell table:style-name="ce217" office:value-type="date" office:date-value="2021-10-30" calcext:value-type="date">
            <text:p>30/10/21</text:p>
          </table:table-cell>
          <table:table-cell table:style-name="ce211" office:value-type="string" calcext:value-type="string">
            <text:p>-</text:p>
          </table:table-cell>
          <table:table-cell table:style-name="ce211" office:value-type="string" calcext:value-type="string">
            <text:p>Android</text:p>
          </table:table-cell>
          <table:table-cell table:style-name="ce227" office:value-type="string" calcext:value-type="string">
            <text:p>Previsão de deploy</text:p>
          </table:table-cell>
          <table:table-cell table:style-name="ce230" office:value-type="string" calcext:value-type="string">
            <text:p>Semana 02</text:p>
          </table:table-cell>
          <table:table-cell table:style-name="ce233" office:value-type="string" calcext:value-type="string">
            <text:p>Semana sem atividades</text:p>
          </table:table-cell>
          <table:table-cell table:number-columns-repeated="3"/>
          <table:table-cell table:style-name="ce192" office:value-type="string" calcext:value-type="string">
            <text:p>Feito (Teste)</text:p>
          </table:table-cell>
          <table:table-cell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3" office:value-type="string" calcext:value-type="string">
            <text:p>Entrega</text:p>
          </table:table-cell>
          <table:table-cell table:style-name="ce191"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4" office:value-type="string" calcext:value-type="string">
            <text:p>Previsto</text:p>
          </table:table-cell>
          <table:table-cell table:style-name="ce191"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5" office:value-type="string" calcext:value-type="string">
            <text:p>Erro</text:p>
          </table:table-cell>
          <table:table-cell table:style-name="ce191"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6" office:value-type="string" calcext:value-type="string">
            <text:p>ATRASO</text:p>
          </table:table-cell>
          <table:table-cell table:style-name="ce191" table:number-columns-repeated="1012"/>
        </table:table-row>
        <table:table-row table:style-name="ro1">
          <table:table-cell table:style-name="ce163" office:value-type="string" calcext:value-type="string" table:number-columns-spanned="4" table:number-rows-spanned="1">
            <text:p>Build version string criation: {build}.{MM}_{YY}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ITEM_BACKLOG" table:target-range-address="'FUNCIONALITIES BACKLOG'.A2:'FUNCIONALITIES BACKLOG'.A565" table:on-update-keep-styles="true" table:on-update-keep-size="false" table:orientation="column"/>
        <table:database-range table:name="__Anonymous_Sheet_DB__1" table:target-range-address="'FUNCIONALITIES BACKLOG'.A1:'FUNCIONALITIES BACKLOG'.L19" table:display-filter-buttons="true" table:orientation="column"/>
        <table:database-range table:name="__Anonymous_Sheet_DB__2" table:target-range-address="'TASKS BACKLOG'.A1:'TASKS BACKLOG'.K24" table:display-filter-buttons="true" table:orientation="column">
          <table:filter>
            <table:filter-and>
              <table:filter-condition table:field-number="1" table:value="Int_13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color="#c9211e" fo:font-size="11pt" fo:font-weight="bold"/>
    </style:style>
    <style:style style:name="Sem_20_título2" style:display-name="Sem título2" style:family="table-cell" style:parent-style-name="Default">
      <style:table-cell-properties fo:background-color="#ffffd7"/>
      <style:text-properties fo:color="#acb20c" fo:font-size="11pt" fo:font-weight="bold"/>
    </style:style>
    <style:style style:name="Sem_20_título3" style:display-name="Sem título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color="#706e0c" fo:font-weight="bold"/>
    </style:style>
    <style:style style:name="Sem_20_título4" style:display-name="Sem título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color="#ff0000" fo:font-weight="bold"/>
    </style:style>
    <style:style style:name="Sem_20_título5" style:display-name="Sem título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color="#ffff00" fo:font-weight="bold"/>
    </style:style>
    <style:style style:name="Sem_20_título6" style:display-name="Sem título6" style:family="table-cell" style:parent-style-name="Default">
      <style:table-cell-properties fo:background-color="#dde8cb" style:diagonal-bl-tr="none" style:diagonal-tl-br="none" style:text-align-source="fix" style:repeat-content="false" style:vertical-align="middle"/>
      <style:paragraph-properties fo:text-align="center"/>
      <style:text-properties fo:color="#00a933" fo:font-weight="bold"/>
    </style:style>
    <style:style style:name="Sem_20_título7" style:display-name="Sem título7" style:family="table-cell" style:parent-style-name="Default">
      <style:table-cell-properties fo:background-color="#ffffa6" style:diagonal-bl-tr="none" style:diagonal-tl-br="none" style:text-align-source="fix" style:repeat-content="false" style:vertical-align="middle"/>
      <style:paragraph-properties fo:text-align="center"/>
      <style:text-properties fo:color="#706e0c" fo:font-weight="bold"/>
    </style:style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stroke-dash draw:name="Dot" draw:style="rect" draw:dots1="1" draw:dots1-length="100%" draw:distance="10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6:26:27.5157661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4:30:30.181967579</meta:creation-date>
    <meta:generator>LibreOffice/6.4.7.2$Linux_X86_64 LibreOffice_project/40$Build-2</meta:generator>
    <dc:date>2022-01-20T17:04:05.330522640</dc:date>
    <meta:editing-duration>P2DT14H24M29S</meta:editing-duration>
    <meta:editing-cycles>65</meta:editing-cycles>
    <meta:document-statistic meta:table-count="6" meta:cell-count="54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999999"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use-zero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afd09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a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a6a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689cm" svg:height="10.184cm" xlink:href=".." xlink:type="simple" chart:class="chart:area" chart:column-mapping="3 2 1 0" chart:style-name="ch1">
        <chart:title svg:x="8.03cm" svg:y="0.339cm" chart:style-name="ch2">
          <text:p>TASKS CFD</text:p>
        </chart:title>
        <chart:subtitle svg:x="4.517cm" svg:y="1.322cm" chart:style-name="ch3">
          <text:p>Cumulative Flow Diagram das Atividades de Desenvolvimento</text:p>
        </chart:subtitle>
        <chart:legend chart:legend-position="end" svg:x="14.614cm" svg:y="2.074cm" style:legend-expansion="custom" chartooo:width="4.073cm" chartooo:height="1.688cm" style:legend-expansion-aspect-ratio="2.41291469194313" chart:style-name="ch4"/>
        <chart:plot-area chart:style-name="ch5" table:cell-range-address="'TASKS CFD'.A1:'TASKS CFD'.E19" chart:data-source-has-labels="both" svg:x="1.043cm" svg:y="1.936cm" svg:width="13.307cm" svg:height="6.196cm">
          <chartooo:coordinate-region svg:x="1.791cm" svg:y="2.135cm" svg:width="12.559cm" svg:height="4.531cm"/>
          <chart:axis chart:dimension="x" chart:name="primary-x" chart:style-name="ch6" chartooo:axis-type="auto">
            <chartooo:date-scale/>
            <chart:title svg:x="7.083cm" svg:y="8.335cm" chart:style-name="ch7">
              <text:p>TEMPO</text:p>
            </chart:title>
            <chart:categories table:cell-range-address="'TASKS CFD'.A2:'TASKS CFD'.A19"/>
          </chart:axis>
          <chart:axis chart:dimension="y" chart:name="primary-y" chart:style-name="ch8">
            <chart:title svg:x="0.11cm" svg:y="5.554cm" chart:style-name="ch9">
              <text:p>ITENS</text:p>
            </chart:title>
            <chart:grid chart:style-name="ch10" chart:class="major"/>
          </chart:axis>
          <chart:series chart:style-name="ch11" chart:values-cell-range-address="'TASKS CFD'.E2:'TASKS CFD'.E19" chart:label-cell-address="'TASKS CFD'.E1:'TASKS CFD'.E1" chart:class="chart:area">
            <chart:data-point chart:repeated="18"/>
          </chart:series>
          <chart:series chart:style-name="ch12" chart:values-cell-range-address="'TASKS CFD'.D2:'TASKS CFD'.D19" chart:label-cell-address="'TASKS CFD'.D1:'TASKS CFD'.D1" chart:class="chart:area">
            <chart:data-point chart:repeated="18"/>
          </chart:series>
          <chart:series chart:style-name="ch13" chart:values-cell-range-address="'TASKS CFD'.C2:'TASKS CFD'.C19" chart:label-cell-address="'TASKS CFD'.C1:'TASKS CFD'.C1" chart:class="chart:area">
            <chart:data-point chart:repeated="18"/>
          </chart:series>
          <chart:series chart:style-name="ch14" chart:values-cell-range-address="'TASKS CFD'.B2:'TASKS CFD'.B19" chart:label-cell-address="'TASKS CFD'.B1:'TASKS CFD'.B1" chart:class="chart:area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NS CONCLUÍDOS</text:p>
                <draw:g>
                  <svg:desc>'TASKS CFD'.E1:'TASKS CFD'.E1</svg:desc>
                </draw:g>
              </table:table-cell>
              <table:table-cell office:value-type="string">
                <text:p>ITENS EM TESTE</text:p>
                <draw:g>
                  <svg:desc>'TASKS CFD'.D1:'TASKS CFD'.D1</svg:desc>
                </draw:g>
              </table:table-cell>
              <table:table-cell office:value-type="string">
                <text:p>ITENS EM DESENVOLVIMENTO</text:p>
                <draw:g>
                  <svg:desc>'TASKS CFD'.C1:'TASKS CFD'.C1</svg:desc>
                </draw:g>
              </table:table-cell>
              <table:table-cell office:value-type="string">
                <text:p>TASKS EM BACKLOG</text:p>
                <draw:g>
                  <svg:desc>'TASKS CFD'.B1:'TASKS CFD'.B1</svg:desc>
                </draw:g>
              </table:table-cell>
            </table:table-row>
          </table:table-header-rows>
          <table:table-rows>
            <table:table-row>
              <table:table-cell office:value-type="float" office:value="44485">
                <text:p>44485</text:p>
                <draw:g>
                  <svg:desc>'TASKS CFD'.A2:'TASKS CFD'.A19</svg:desc>
                </draw:g>
              </table:table-cell>
              <table:table-cell office:value-type="float" office:value="0">
                <text:p>0</text:p>
                <draw:g>
                  <svg:desc>'TASKS CFD'.E2:'TASKS CFD'.E19</svg:desc>
                </draw:g>
              </table:table-cell>
              <table:table-cell office:value-type="float" office:value="0">
                <text:p>0</text:p>
                <draw:g>
                  <svg:desc>'TASKS CFD'.D2:'TASKS CFD'.D19</svg:desc>
                </draw:g>
              </table:table-cell>
              <table:table-cell office:value-type="float" office:value="0">
                <text:p>0</text:p>
                <draw:g>
                  <svg:desc>'TASKS CFD'.C2:'TASKS CFD'.C19</svg:desc>
                </draw:g>
              </table:table-cell>
              <table:table-cell office:value-type="float" office:value="13">
                <text:p>13</text:p>
                <draw:g>
                  <svg:desc>'TASKS CFD'.B2:'TASKS CFD'.B19</svg:desc>
                </draw:g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